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099B0B95F2EB19EA.png" manifest:media-type="image/png"/>
  <manifest:file-entry manifest:full-path="Pictures/10000201000001E000000280D145E146B735DA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512cm" fo:min-width="1.2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156cm" svg:height="6.875cm" svg:x="4.242cm" svg:y="4.047cm">
          <draw:image xlink:href="Pictures/10000201000001E000000280D145E146B735DAA9.png" xlink:type="simple" xlink:show="embed" xlink:actuate="onLoad">
            <text:p/>
          </draw:image>
        </draw:frame>
        <draw:custom-shape draw:style-name="gr2" draw:text-style-name="P2" draw:layer="layout" svg:width="2.032cm" svg:height="1.524cm" svg:x="9.652cm" svg:y="6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806cm" svg:height="0.962cm" svg:x="12.164cm" svg:y="6.912cm">
          <draw:text-box>
            <text:p>SSD</text:p>
          </draw:text-box>
        </draw:frame>
        <draw:frame draw:style-name="gr1" draw:text-style-name="P1" draw:layer="layout" svg:width="5.334cm" svg:height="5.334cm" svg:x="17.272cm" svg:y="4.826cm">
          <draw:image xlink:href="Pictures/100002010000012C0000012C099B0B95F2EB19EA.png" xlink:type="simple" xlink:show="embed" xlink:actuate="onLoad">
            <text:p/>
          </draw:image>
        </draw:frame>
        <draw:custom-shape draw:style-name="gr2" draw:text-style-name="P2" draw:layer="layout" svg:width="2.032cm" svg:height="1.524cm" svg:x="14.732cm" svg:y="6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21:53:44.683037876</meta:creation-date>
    <dc:date>2020-06-04T22:00:10.921805363</dc:date>
    <meta:editing-duration>PT2M49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